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Monaco" svg:font-family="Monaco, Consolas, 'Andale Mono', 'DejaVu Sans Mono', monospace"/>
    <style:font-face style:name="NobileRegular" svg:font-family="NobileRegular,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NobileRegular" fo:font-size="12pt" fo:letter-spacing="normal" fo:font-style="normal" fo:font-weight="normal"/>
    </style:style>
    <style:style style:name="P3" style:family="paragraph" style:parent-style-name="Preformatted_20_Text">
      <loext:graphic-properties draw:fill="solid" draw:fill-color="#eeeeee" draw:opacity="100%"/>
      <style:paragraph-properties fo:margin-left="0cm" fo:margin-right="0cm" fo:margin-top="0cm" fo:margin-bottom="0cm" loext:contextual-spacing="false" fo:line-height="160%" fo:orphans="2" fo:widows="2" fo:text-indent="0cm" style:auto-text-indent="false" fo:background-color="#eeeeee" fo:padding="0cm" fo:border="none"/>
      <style:text-properties fo:font-variant="normal" fo:text-transform="none" fo:color="#000000" style:font-name="Courier 10 Pitch" fo:letter-spacing="normal" fo:font-style="normal" fo:font-weight="normal"/>
    </style:style>
    <style:style style:name="P4" style:family="paragraph" style:parent-style-name="Preformatted_20_Text">
      <loext:graphic-properties draw:fill="solid" draw:fill-color="#eeeeee" draw:opacity="100%"/>
      <style:paragraph-properties fo:margin-top="0cm" fo:margin-bottom="0cm" loext:contextual-spacing="false" fo:line-height="160%" fo:orphans="2" fo:widows="2" fo:background-color="#eeeeee" fo:padding="0cm" fo:border="none"/>
      <style:text-properties fo:font-variant="normal" fo:text-transform="none" fo:color="#000000" style:font-name="Courier 10 Pitch" fo:letter-spacing="normal" fo:font-style="normal" fo:font-weight="normal"/>
    </style:style>
    <style:style style:name="P5" style:family="paragraph" style:parent-style-name="Preformatted_20_Text">
      <loext:graphic-properties draw:fill="solid" draw:fill-color="#eeeeee" draw:opacity="100%"/>
      <style:paragraph-properties fo:margin-top="0cm" fo:margin-bottom="0cm" loext:contextual-spacing="false" fo:line-height="160%" fo:orphans="2" fo:widows="2" fo:background-color="#eeeeee" fo:padding="0cm" fo:border="none"/>
      <style:text-properties fo:font-variant="normal" fo:text-transform="none" fo:color="#000000" fo:letter-spacing="normal"/>
    </style:style>
    <style:style style:name="P6" style:family="paragraph" style:parent-style-name="Preformatted_20_Text">
      <loext:graphic-properties draw:fill="solid" draw:fill-color="#eeeeee" draw:opacity="100%"/>
      <style:paragraph-properties fo:margin-top="0cm" fo:margin-bottom="0cm" loext:contextual-spacing="false" fo:line-height="160%" fo:orphans="2" fo:widows="2" fo:background-color="#eeeeee" fo:padding="0cm" fo:border="none"/>
    </style:style>
    <style:style style:name="T1" style:family="text">
      <style:text-properties fo:font-variant="normal" fo:text-transform="none" fo:color="#000000" style:font-name="NobileRegular" fo:font-size="12pt" fo:letter-spacing="normal" fo:font-style="normal" fo:font-weight="normal"/>
    </style:style>
    <style:style style:name="T2" style:family="text">
      <style:text-properties fo:font-variant="normal" fo:text-transform="none" fo:color="#000000" style:font-name="Monaco" fo:font-size="11.25pt" fo:letter-spacing="normal" fo:font-style="normal" fo:font-weight="normal" loext:padding="0cm" loext:border="none"/>
    </style:style>
    <style:style style:name="T3" style:family="text">
      <style:text-properties style:font-name="Courier 10 Pitch"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n Ubuntu Server, like most Huawei modems, the stick is recognised as a memory card reader. It has to be switched to a USB modem device first using the </text:span><text:span text:style-name="Source_20_Text"><text:span text:style-name="T2">usb_modeswitch</text:span></text:span><text:span text:style-name="T1">command in order to establish a mobile network connection. If it’s not already installed, </text:span><text:span text:style-name="Source_20_Text"><text:span text:style-name="T2">usb_modeswitch</text:span></text:span><text:span text:style-name="T1"> can be installed using </text:span><text:span text:style-name="Source_20_Text"><text:span text:style-name="T2">apt-get -y install usb-modeswitch</text:span></text:span><text:span text:style-name="T1">.</text:span></text:p>
      <text:p text:style-name="P2">Memory card reader mode:</text:p>
      <text:p text:style-name="P3">drfalken@wopr:~# lsusb</text:p>
      <text:p text:style-name="P4">Bus 001 Device 007: ID 12d1:1f01 Huawei Technologies Co., Ltd.</text:p>
      <text:p text:style-name="P2">To turn the E3276 into a modem:</text:p>
      <text:p text:style-name="P3">drfalken@wopr:~# usb_modeswitch -v 12d1 -p 1f01 -M '55534243123456780000000000000011062000000101000100000000000000'</text:p>
      <text:p text:style-name="P1"><text:span text:style-name="T1">If the change was successful, </text:span><text:span text:style-name="Source_20_Text"><text:span text:style-name="T2">lsusb</text:span></text:span><text:span text:style-name="T1"> shows a different USB product id now:</text:span></text:p>
      <text:p text:style-name="P3">drfalken@wopr:~# lsusb</text:p>
      <text:p text:style-name="P4">Bus 001 Device 007: ID 12d1:14db Huawei Technologies Co., Ltd.</text:p>
      <text:p text:style-name="P1"><text:span text:style-name="T1">At the same time, </text:span><text:span text:style-name="Source_20_Text"><text:span text:style-name="T2">dmesg</text:span></text:span><text:span text:style-name="T1"> should output something like this:</text:span></text:p>
      <text:p text:style-name="P3">drfalken@wopr:~# dmesg -T</text:p>
      <text:p text:style-name="P4">[Fri May 29 20:55:41 2015] usb 1-1: New USB device found, idVendor=12d1, idProduct=14db</text:p>
      <text:p text:style-name="P4">[Fri May 29 20:55:41 2015] usb 1-1: New USB device strings: Mfr=2, Product=1, SerialNumber=0</text:p>
      <text:p text:style-name="P4">[Fri May 29 20:55:41 2015] usb 1-1: Product: HUAWEI Mobile</text:p>
      <text:p text:style-name="P4">[Fri May 29 20:55:41 2015] usb 1-1: Manufacturer: HUAWEI Technology</text:p>
      <text:p text:style-name="P4">[Fri May 29 20:55:41 2015] cdc_ether 1-1:1.0 eth1: register 'cdc_ether' at usb-0000:00:14.0-1, CDC Ethernet Device, 57:2d:70:33:22:10</text:p>
      <text:p text:style-name="P2">Since the modem registered itself on eth1 (the name depends on the number of network devices, it doesn’t HAVE to be on eth1), we now simply fetch an IP address from the modem using:</text:p>
      <text:p text:style-name="P3">drfalken@wopr:~# dhclient -v eth1</text:p>
      <text:p text:style-name="P4">Internet Systems Consortium DHCP Client 4.2.4</text:p>
      <text:p text:style-name="P4">Copyright 2004-2012 Internet Systems Consortium.</text:p>
      <text:p text:style-name="P4">All rights reserved.</text:p>
      <text:p text:style-name="P4">For info, please visit https://www.isc.org/software/dhcp/</text:p>
      <text:p text:style-name="P6"/>
      <text:p text:style-name="P4">Listening on LPF/eth1/57:2d:70:33:22:10</text:p>
      <text:p text:style-name="P4">Sending on <text:s text:c="2"/>LPF/eth1/57:2d:70:33:22:10</text:p>
      <text:p text:style-name="P4">Sending on <text:s text:c="2"/>Socket/fallback</text:p>
      <text:p text:style-name="P4">DHCPDISCOVER on eth1 to 255.255.255.255 port 67 interval 3 (xid=0x3b73326b)</text:p>
      <text:p text:style-name="P4">DHCPREQUEST of 192.168.1.100 on eth1 to 255.255.255.255 port 67 (xid=0x3b73326b)</text:p>
      <text:p text:style-name="P4">DHCPOFFER of 192.168.1.100 from 192.168.1.1</text:p>
      <text:p text:style-name="P4">DHCPACK of 192.168.1.100 from 192.168.1.1</text:p>
      <text:p text:style-name="P4">bound to 192.168.1.100 -- renewal in 36557 seconds.</text:p>
      <text:p text:style-name="P2"><text:soft-page-break/>Yay, the modem has made itself available on 192.168.1.100 (it even has a web interface on port 80) with a /24 prefix and a gateway at 192.168.1.1.<text:line-break/>By the way, make sure none of your local networks use 192.168.1.0/24 or it will collide with the Huawei’s local network.</text:p>
      <text:p text:style-name="P1"><text:span text:style-name="T1">Depending on a few factors </text:span><text:span text:style-name="Source_20_Text"><text:span text:style-name="T2">dhclient</text:span></text:span><text:span text:style-name="T1"> may or may not have changed the default gateway. If the default gateway points to the modem, it will be at 192.168.1.1 on eth1:</text:span></text:p>
      <text:p text:style-name="P3">drfalken@wopr:~# ip route show | grep default</text:p>
      <text:p text:style-name="P4">default via 192.168.1.1 dev eth1</text:p>
      <text:p text:style-name="P2">If this is not the case, you may have to remove the existing default gateway and replace it using:</text:p>
      <text:p text:style-name="P3">drfalken@wopr:~# ip route del default ; ip route add default via 192.168.1.1</text:p>
      <text:p text:style-name="P2">And… connected!</text:p>
      <text:p text:style-name="P3">drfalken@wopr:~# ping 8.8.8.8</text:p>
      <text:p text:style-name="P4">PING 8.8.8.8 (8.8.8.8) 56(84) bytes of data.</text:p>
      <text:p text:style-name="P4">64 bytes from 8.8.8.8: icmp_seq=1 ttl=57 time=22.7 ms</text:p>
      <text:p text:style-name="P4">64 bytes from 8.8.8.8: icmp_seq=2 ttl=57 time=34.9 ms</text:p>
      <text:p text:style-name="P4">64 bytes from 8.8.8.8: icmp_seq=3 ttl=57 time=39.7 ms</text:p>
      <text:p text:style-name="P1"><text:span text:style-name="T1">Make sure </text:span><text:span text:style-name="Source_20_Text"><text:span text:style-name="T2">/etc/resolv.conf</text:span></text:span><text:span text:style-name="T1"> contains a valid nameserver if you can’t resolve domain names.</text:span></text:p>
      <text:p text:style-name="P1"><text:span text:style-name="T1">To switch the Huawei E3276 into a modem at boot time, create </text:span><text:span text:style-name="Source_20_Text"><text:span text:style-name="T2">/etc/udev/rules.d/70-usb-modeswitch.rules</text:span></text:span><text:span text:style-name="T1"> and insert this line:</text:span></text:p>
      <text:p text:style-name="P3">ACTION=="add", SUBSYSTEM=="usb", ATTRS{idVendor}=="12d1", ATTRS{idProduct}=="1f01", RUN+="/usr/sbin/usb_modeswitch -v 12d1 -p 1f01 -M '55534243123456780000000000000011062000000101000100000000000000'"</text:p>
      <text:p text:style-name="P1"><text:span text:style-name="T1">To automatically add a valid nameserver in </text:span><text:span text:style-name="Source_20_Text"><text:span text:style-name="T2">/etc/resolv.conf</text:span></text:span><text:span text:style-name="T1"> when eth1 comes up, add these lines to </text:span><text:span text:style-name="Source_20_Text"><text:span text:style-name="T2">/etc/dhcp/dhclient.conf</text:span></text:span><text:span text:style-name="T1">:</text:span></text:p>
      <text:p text:style-name="P3">interface "eth1" {</text:p>
      <text:p text:style-name="P5"><text:s text:c="2"/><text:span text:style-name="T3">prepend domain-name-servers 8.8.8.8;</text:span></text:p>
      <text:p text:style-name="P5"><text:s text:c="2"/><text:span text:style-name="T3">request subnet-mask, broadcast-address, time-offset, routers,</text:span></text:p>
      <text:p text:style-name="P5"><text:s text:c="10"/><text:span text:style-name="T3">domain-name, domain-name-servers, domain-search, host-name,</text:span></text:p>
      <text:p text:style-name="P5"><text:s text:c="10"/><text:span text:style-name="T3">dhcp6.name-servers, dhcp6.domain-search,</text:span></text:p>
      <text:p text:style-name="P5"><text:s text:c="10"/><text:span text:style-name="T3">netbios-name-servers, netbios-scope, interface-mtu,</text:span></text:p>
      <text:p text:style-name="P5"><text:s text:c="10"/><text:span text:style-name="T3">rfc3442-classless-static-routes, ntp-servers,</text:span></text:p>
      <text:p text:style-name="P5"><text:s text:c="10"/><text:span text:style-name="T3">dhcp6.fqdn, dhcp6.sntp-servers;</text:span></text:p>
      <text:p text:style-name="P5"><text:s text:c="2"/><text:span text:style-name="T3">require routers, domain-name-servers;</text:span></text:p>
      <text:p text:style-name="P4">}</text:p>
      <text:p text:style-name="P1"><text:span text:style-name="T1">If you don’t want to run </text:span><text:span text:style-name="Source_20_Text"><text:span text:style-name="T2">dhclient</text:span></text:span><text:span text:style-name="T1"> manually, you can either add an eth1 dhcp section in </text:span><text:span text:style-name="Source_20_Text"><text:span text:style-name="T2">/etc/network/interfaces</text:span></text:span><text:span text:style-name="T1"> or add the </text:span><text:span text:style-name="Source_20_Text"><text:span text:style-name="T2">dhclient eth1</text:span></text:span><text:span text:style-name="T1"> command to </text:span><text:span text:style-name="Source_20_Text"><text:span text:style-name="T2">/etc/rc.local</text:span></text:span><text:span text:style-name="T1">.</text:span></text:p>
      <text:p text:style-name="P1"><text:soft-page-break/><text:span text:style-name="T1">Just FYI: I’ve been using Vivid Vervet’s (Ubuntu 15.04) 3.19 kernel in Ubuntu Server 14.04 LTS. Vivid’s newer kernel can be installed using </text:span><text:span text:style-name="Source_20_Text"><text:span text:style-name="T2">apt-get install linux-image-generic-lts-vivid</text:span></text:span><text:span text:style-name="T1">. Not sure if it makes a difference compared to 14.04’s default kernel though.</text:spa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Courier, monospace"/>
    <style:font-face style:name="Monaco" svg:font-family="Monaco, Consolas, 'Andale Mono', 'DejaVu Sans Mono', monospace"/>
    <style:font-face style:name="NobileRegular" svg:font-family="NobileRegular,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07T14:53:59.790375612</dc:date>
    <meta:editing-duration>PT37S</meta:editing-duration>
    <meta:editing-cycles>1</meta:editing-cycles>
    <meta:document-statistic meta:table-count="0" meta:image-count="0" meta:object-count="0" meta:page-count="3" meta:paragraph-count="58" meta:word-count="596" meta:character-count="4361" meta:non-whitespace-character-count="3763"/>
    <meta:generator>LibreOffice/5.2.7.2$Linux_ARM_EABI LibreOffice_project/20m0$Build-2</meta:generator>
  </office:meta>
</office:document-meta>
</file>